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64in"/>
    </style:style>
    <style:style style:name="co3" style:family="table-column">
      <style:table-column-properties fo:break-before="auto" style:column-width="2.6654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72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7" table:default-cell-style-name="Default"/>
        <table:table-column table:style-name="co6" table:default-cell-style-name="Default"/>
        <table:table-row table:style-name="ro2">
          <table:table-cell office:value-type="string">
            <text:p>https://www.linkedin.com/in/ian-hunter-9b156a75/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office:value-type="string">
            <text:p>Job Listing (url)</text:p>
          </table:table-cell>
          <table:table-cell office:value-type="string">
            <text:p>Company Name</text:p>
          </table:table-cell>
          <table:table-cell office:value-type="string">
            <text:p>Role</text:p>
          </table:table-cell>
          <table:table-cell office:value-type="string">
            <text:p>Company Website (url)</text:p>
          </table:table-cell>
          <table:table-cell table:style-name="Default" office:value-type="string">
            <text:p>Application Date</text:p>
          </table:table-cell>
          <table:table-cell office:value-type="string">
            <text:p>Status</text:p>
          </table:table-cell>
          <table:table-cell office:value-type="string">
            <text:p>Interest</text:p>
          </table:table-cell>
        </table:table-row>
        <table:table-row table:style-name="ro3">
          <table:table-cell office:value-type="string">
            <text:p><text:a xlink:href="https://www.indeed.com/viewjob?cmp=Genista-Biosciences-Inc.&amp;t=Research+Associate&amp;jk=0ac2faeb455d631c&amp;q=Biotech+genista&amp;vjs=3">https://www.indeed.com/viewjob?cmp=Genista-Biosciences-Inc.&amp;t=Research+Associate&amp;jk=0ac2faeb455d631c&amp;q=Biotech+genista&amp;vjs=3</text:a></text:p>
          </table:table-cell>
          <table:table-cell office:value-type="string">
            <text:p>Genista Biosciences</text:p>
          </table:table-cell>
          <table:table-cell office:value-type="string">
            <text:p>Research Associate – Microbiology</text:p>
          </table:table-cell>
          <table:table-cell office:value-type="string">
            <text:p>http://www.genistabio.com/</text:p>
          </table:table-cell>
          <table:table-cell office:value-type="date" office:date-value="2020-06-02">
            <text:p>06/02/20</text:p>
          </table:table-cell>
          <table:table-cell office:value-type="string">
            <text:p>Applied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https://www.indeed.com/viewjob?cmp=Luminostics&amp;from=iaBackPress&amp;jk=99ce0e32238f1dbe&amp;q=Biotech&amp;t=Research%20Associate&amp;vjs=3</text:p>
          </table:table-cell>
          <table:table-cell office:value-type="string">
            <text:p>Luminostics</text:p>
          </table:table-cell>
          <table:table-cell office:value-type="string">
            <text:p>Research Associate, Assay Development</text:p>
          </table:table-cell>
          <table:table-cell office:value-type="string">
            <text:p>https://luminostics.com/</text:p>
          </table:table-cell>
          <table:table-cell office:value-type="date" office:date-value="2020-06-03">
            <text:p>06/03/20</text:p>
          </table:table-cell>
          <table:table-cell office:value-type="string">
            <text:p>Applied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https://www.indeed.com/viewjob?jk=35dbf1cf690afa93&amp;q=Biotech&amp;l=San+Jose%2C+CA&amp;tk=1e9tbcs8mf8p0800&amp;from=web&amp;vjs=3</text:p>
          </table:table-cell>
          <table:table-cell office:value-type="string">
            <text:p>Pivot Bio</text:p>
          </table:table-cell>
          <table:table-cell office:value-type="string">
            <text:p>Microbial Formulation Intern</text:p>
          </table:table-cell>
          <table:table-cell office:value-type="string">
            <text:p>https://www.pivotbio.com/about-us</text:p>
          </table:table-cell>
          <table:table-cell office:value-type="date" office:date-value="2020-06-03">
            <text:p>06/03/20</text:p>
          </table:table-cell>
          <table:table-cell office:value-type="string">
            <text:p>Applied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https://www.indeed.com/viewjob?cmp=Immutics&amp;t=Associate+Scientist+Scientist&amp;jk=1cbcea7f60860d78&amp;q=Biotech&amp;vjs=3</text:p>
          </table:table-cell>
          <table:table-cell office:value-type="string">
            <text:p>Immutics</text:p>
          </table:table-cell>
          <table:table-cell office:value-type="string">
            <text:p>Associate Scientist, Protein Purification</text:p>
          </table:table-cell>
          <table:table-cell office:value-type="string">
            <text:p>https://www.linkedin.com/company/immutics/</text:p>
          </table:table-cell>
          <table:table-cell office:value-type="date" office:date-value="2020-06-03">
            <text:p>06/03/20</text:p>
          </table:table-cell>
          <table:table-cell office:value-type="string">
            <text:p>Applied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https://www.indeed.com/viewjob?adid=348182351&amp;cmp=DNA-SCRIPT&amp;from=iaBackPress&amp;jk=1917698a14c993db&amp;pub=4a1b367933fd867b19b072952f68dceb&amp;sjdu=QwrRXKrqZ3CNX5W-O9jEvUia689nSy70narQs49BxbnqX0BL-W99bv6E6WlIIfvijR69sAHLcf4drXGT7nsuWOY1WLYkEhK0YRc8n9JmcXw&amp;t=Research%20Associate%20Application&amp;tk=1e9teo312f8p0801&amp;vjs=3</text:p>
          </table:table-cell>
          <table:table-cell office:value-type="string">
            <text:p>DNA Script</text:p>
          </table:table-cell>
          <table:table-cell office:value-type="string">
            <text:p>Research Associate – Applications</text:p>
          </table:table-cell>
          <table:table-cell office:value-type="string">
            <text:p>https://www.dnascript.com/</text:p>
          </table:table-cell>
          <table:table-cell office:value-type="date" office:date-value="2020-06-03">
            <text:p>06/03/20</text:p>
          </table:table-cell>
          <table:table-cell office:value-type="string">
            <text:p>Applied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https://www.indeed.com/viewjob?jk=7855a16da717740e&amp;tk=1e9uj940if80s800&amp;from=serp&amp;vjs=3</text:p>
          </table:table-cell>
          <table:table-cell office:value-type="string">
            <text:p>Driscolls</text:p>
          </table:table-cell>
          <table:table-cell office:value-type="string">
            <text:p>Research Associate, Chemistry</text:p>
          </table:table-cell>
          <table:table-cell office:value-type="string">
            <text:p>https://www.driscolls.com/about/careers/job?id=R0002366</text:p>
          </table:table-cell>
          <table:table-cell office:value-type="date" office:date-value="2020-06-03">
            <text:p>06/03/20</text:p>
          </table:table-cell>
          <table:table-cell office:value-type="string">
            <text:p>Applied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string">
            <text:p>https://www.indeed.com/viewjob?adid=312224972&amp;cmp=Specific-Diagnostics&amp;from=iaBackPress&amp;jk=e92d915cec628403&amp;pub=4a1b367933fd867b19b072952f68dceb&amp;sjdu=QwrRXKrqZ3CNX5W-O9jEvT73t9ydX8XMV9hzBm4bM-vTWjnLRhheOLnSG86rM_4GOCkmKKCc2D8UVaQ0nbE1vvA3gg5Rrw4qNUquXeic86M&amp;t=Microbiology%20Laboratory%20Technician&amp;tk=1ea31s6puf95f801&amp;vjs=3</text:p>
          </table:table-cell>
          <table:table-cell office:value-type="string">
            <text:p>Specific Diagnostics</text:p>
          </table:table-cell>
          <table:table-cell office:value-type="string">
            <text:p>Microbiology Lab Tech</text:p>
          </table:table-cell>
          <table:table-cell office:value-type="string">
            <text:p>https://www.specific-dx.com/</text:p>
          </table:table-cell>
          <table:table-cell office:value-type="date" office:date-value="2020-06-05">
            <text:p>06/05/20</text:p>
          </table:table-cell>
          <table:table-cell office:value-type="string">
            <text:p>Applied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https://www.indeed.com/viewjob?from=web%2CiaBackPress&amp;jk=2afec2de2e6eaef2&amp;l=San%20Jose%2C%20CA&amp;q=Biotech&amp;tk=1ea31snaef95f801&amp;vjs=3</text:p>
          </table:table-cell>
          <table:table-cell office:value-type="string">
            <text:p>Complete Genomics</text:p>
          </table:table-cell>
          <table:table-cell office:value-type="string">
            <text:p>Research Associate</text:p>
          </table:table-cell>
          <table:table-cell office:value-type="string">
            <text:p>https://www.completegenomics.com/</text:p>
          </table:table-cell>
          <table:table-cell office:value-type="date" office:date-value="2020-06-05">
            <text:p>06/05/20</text:p>
          </table:table-cell>
          <table:table-cell office:value-type="string">
            <text:p>Applied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https://www.indeed.com/viewjob?from=web%2CiaBackPress&amp;jk=8830e1b505a44470&amp;l=San%20Jose%2C%20CA&amp;q=Biotech&amp;tk=1ea31snaef95f801&amp;vjs=3</text:p>
          </table:table-cell>
          <table:table-cell office:value-type="string">
            <text:p>Predicine</text:p>
          </table:table-cell>
          <table:table-cell office:value-type="string">
            <text:p>Web Lab Researcher</text:p>
          </table:table-cell>
          <table:table-cell office:value-type="string">
            <text:p>https://www.predicine.com/</text:p>
          </table:table-cell>
          <table:table-cell office:value-type="date" office:date-value="2020-06-05">
            <text:p>06/05/20</text:p>
          </table:table-cell>
          <table:table-cell office:value-type="string">
            <text:p>Applied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https://www.nanosyn.com/jobs/research-associate-biology</text:p>
          </table:table-cell>
          <table:table-cell office:value-type="string">
            <text:p>Nanosyn</text:p>
          </table:table-cell>
          <table:table-cell office:value-type="string">
            <text:p>RA – Screening and Compound Profiling</text:p>
          </table:table-cell>
          <table:table-cell office:value-type="string">
            <text:p>https://www.nanosyn.com/</text:p>
          </table:table-cell>
          <table:table-cell office:value-type="date" office:date-value="2020-06-05">
            <text:p>06/05/20</text:p>
          </table:table-cell>
          <table:table-cell office:value-type="string">
            <text:p>Applied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https://www.indeed.com/viewjob?jk=8593cff99d44fb64&amp;tk=1ea31snaef95f801&amp;from=serp&amp;vjs=3</text:p>
          </table:table-cell>
          <table:table-cell office:value-type="string">
            <text:p>KBR</text:p>
          </table:table-cell>
          <table:table-cell office:value-type="string">
            <text:p>RA</text:p>
          </table:table-cell>
          <table:table-cell office:value-type="string">
            <text:p>https://www.kbr.com/en</text:p>
          </table:table-cell>
          <table:table-cell office:value-type="date" office:date-value="2020-06-05">
            <text:p>06/05/20</text:p>
          </table:table-cell>
          <table:table-cell office:value-type="string">
            <text:p>Applied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string">
            <text:p><text:a xlink:href="https://www.indeed.com/viewjob?from=web%2CiaBackPress&amp;jk=789a52c7cbaa2d10&amp;l=San%20Jose%2C%20CA&amp;q=Biotech&amp;tk=1ea3d46ikf95f801&amp;vjs=3">https://www.indeed.com/viewjob?from=web%2CiaBackPress&amp;jk=789a52c7cbaa2d10&amp;l=San%20Jose%2C%20CA&amp;q=Biotech&amp;tk=1ea3d46ikf95f801&amp;vjs=3</text:a></text:p>
          </table:table-cell>
          <table:table-cell office:value-type="string">
            <text:p>Artemys Foods</text:p>
          </table:table-cell>
          <table:table-cell office:value-type="string">
            <text:p>RA – Mammalian Cell Culture</text:p>
          </table:table-cell>
          <table:table-cell office:value-type="string">
            <text:p>https://artemysfoods.com/</text:p>
          </table:table-cell>
          <table:table-cell office:value-type="date" office:date-value="2020-06-05">
            <text:p>06/05/20</text:p>
          </table:table-cell>
          <table:table-cell office:value-type="string">
            <text:p>Applied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6/05/2020</text:date>, <text:time>17:4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de mandagis</meta:initial-creator>
    <meta:creation-date>2020-06-03T08:25:23.96</meta:creation-date>
    <dc:date>2020-06-05T17:48:10.45</dc:date>
    <dc:creator>dude mandagis</dc:creator>
    <meta:editing-duration>PT16H20M20S</meta:editing-duration>
    <meta:editing-cycles>4</meta:editing-cycles>
    <meta:generator>OpenOffice/4.1.7$Win32 OpenOffice.org_project/417m1$Build-9800</meta:generator>
    <meta:document-statistic meta:table-count="3" meta:cell-count="92" meta:object-count="0"/>
  </office:meta>
</office:document-meta>
</file>